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588" officeooo:paragraph-rsid="0018b588"/>
    </style:style>
    <style:style style:name="P2" style:family="paragraph" style:parent-style-name="Standard">
      <style:text-properties officeooo:paragraph-rsid="0018b588"/>
    </style:style>
    <style:style style:name="P3" style:family="paragraph" style:parent-style-name="Standard">
      <style:text-properties officeooo:rsid="001a3d92" officeooo:paragraph-rsid="001a3d92"/>
    </style:style>
    <style:style style:name="P4" style:family="paragraph" style:parent-style-name="Standard">
      <style:text-properties officeooo:rsid="001bcce2" officeooo:paragraph-rsid="001bcce2"/>
    </style:style>
    <style:style style:name="T1" style:family="text">
      <style:text-properties officeooo:rsid="0018b5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stmal hier ohne Sinnvolle Struktur alles Niederschreiben was mir einfällt.</text:p>
      <text:p text:style-name="P1"/>
      <text:p text:style-name="P1">Welche Systeme benutzten Kassetten für Datenaufzeichnungen?</text:p>
      <text:p text:style-name="P1">- C16 / C64</text:p>
      <text:p text:style-name="P1">- VIC-20</text:p>
      <text:p text:style-name="P2"><text:span text:style-name="T1">- Commodore </text:span>Plus\4</text:p>
      <text:p text:style-name="P1">- Atari 400 / 800 / XL</text:p>
      <text:p text:style-name="P2"><text:span text:style-name="T1">- </text:span>TI-99/4A</text:p>
      <text:p text:style-name="P2">- Amstrad CPC464</text:p>
      <text:p text:style-name="P2">- Sinclair ZX80 und ZX81 </text:p>
      <text:p text:style-name="P2">- <text:span text:style-name="T1">Sinclare</text:span> ZX Spectrum 48K, ZX Spectrum 128K </text:p>
      <text:p text:style-name="P2">- TRS-80</text:p>
      <text:p text:style-name="P2">- <text:span text:style-name="T1">Apple I und Apple II</text:span></text:p>
      <text:p text:style-name="P2">- ZX Spectrum +2</text:p>
      <text:p text:style-name="P2"/>
      <text:p text:style-name="P3">Das ganze soll ein Zähllaufwerk enthalten. Man soll vor und zurück Spulen können. Und man soll auch Daten aufzeichnen können. Stromversorgung entweder vom Gerät oder Extern.</text:p>
      <text:p text:style-name="P3"/>
      <text:p text:style-name="P3">Technische Daten von allen Systemen suchen um gemeinsamen Nenner zu finden wegen Stromverorgung.</text:p>
      <text:p text:style-name="P3"/>
      <text:p text:style-name="P4">Speicherung auf MicroSD</text:p>
      <text:p text:style-name="P3"/>
      <text:p text:style-name="P4">1. Versuch C64 Tape Files von PICO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rsten Kattanek</meta:initial-creator>
    <meta:creation-date>2025-01-12T09:54:58.466415567</meta:creation-date>
    <dc:date>2025-01-12T10:49:45.230861743</dc:date>
    <dc:creator>Thorsten Kattanek</dc:creator>
    <meta:editing-duration>PT11M49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7" meta:word-count="111" meta:character-count="662" meta:non-whitespace-character-count="566"/>
  </office:meta>
</office:document-meta>
</file>